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Аркуш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xfood</text:p>
          </table:table-cell>
          <table:table-cell office:value-type="string" calcext:value-type="string">
            <text:p>w_bread</text:p>
          </table:table-cell>
          <table:table-cell office:value-type="string" calcext:value-type="string">
            <text:p>w_meat</text:p>
          </table:table-cell>
          <table:table-cell office:value-type="string" calcext:value-type="string">
            <text:p>w_fish</text:p>
          </table:table-cell>
          <table:table-cell office:value-type="string" calcext:value-type="string">
            <text:p>w_milk_cheese</text:p>
          </table:table-cell>
          <table:table-cell office:value-type="string" calcext:value-type="string">
            <text:p>w_butter</text:p>
          </table:table-cell>
          <table:table-cell office:value-type="string" calcext:value-type="string">
            <text:p>w_oil</text:p>
          </table:table-cell>
          <table:table-cell office:value-type="string" calcext:value-type="string">
            <text:p>w_sugar</text:p>
          </table:table-cell>
          <table:table-cell office:value-type="string" calcext:value-type="string">
            <text:p>p_bread</text:p>
          </table:table-cell>
          <table:table-cell office:value-type="string" calcext:value-type="string">
            <text:p>p_meat</text:p>
          </table:table-cell>
          <table:table-cell office:value-type="string" calcext:value-type="string">
            <text:p>p_fish</text:p>
          </table:table-cell>
          <table:table-cell office:value-type="string" calcext:value-type="string">
            <text:p>p_milk_cheese</text:p>
          </table:table-cell>
          <table:table-cell office:value-type="string" calcext:value-type="string">
            <text:p>p_butter</text:p>
          </table:table-cell>
          <table:table-cell office:value-type="string" calcext:value-type="string">
            <text:p>p_oil</text:p>
          </table:table-cell>
          <table:table-cell office:value-type="string" calcext:value-type="string">
            <text:p>p_sugar</text:p>
          </table:table-cell>
        </table:table-row>
        <table:table-row table:style-name="ro1">
          <table:table-cell office:value-type="float" office:value="217.45" calcext:value-type="float">
            <text:p>217,45</text:p>
          </table:table-cell>
          <table:table-cell office:value-type="float" office:value="0.272752356863647" calcext:value-type="float">
            <text:p>0,2727523569</text:p>
          </table:table-cell>
          <table:table-cell office:value-type="float" office:value="0.253529547022304" calcext:value-type="float">
            <text:p>0,253529547</text:p>
          </table:table-cell>
          <table:table-cell office:value-type="float" office:value="0.0909634398712348" calcext:value-type="float">
            <text:p>0,0909634399</text:p>
          </table:table-cell>
          <table:table-cell office:value-type="float" office:value="0.11391124396413" calcext:value-type="float">
            <text:p>0,113911244</text:p>
          </table:table-cell>
          <table:table-cell office:value-type="float" office:value="0.026580823177742" calcext:value-type="float">
            <text:p>0,0265808232</text:p>
          </table:table-cell>
          <table:table-cell office:value-type="float" office:value="0.0947804092894918" calcext:value-type="float">
            <text:p>0,0947804093</text:p>
          </table:table-cell>
          <table:table-cell office:value-type="float" office:value="0.147482179811451" calcext:value-type="float">
            <text:p>0,1474821798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9.72" calcext:value-type="float">
            <text:p>239,72</text:p>
          </table:table-cell>
          <table:table-cell office:value-type="float" office:value="0.277156682796596" calcext:value-type="float">
            <text:p>0,2771566828</text:p>
          </table:table-cell>
          <table:table-cell office:value-type="float" office:value="0.267186717837477" calcext:value-type="float">
            <text:p>0,2671867178</text:p>
          </table:table-cell>
          <table:table-cell office:value-type="float" office:value="0.0905639913232104" calcext:value-type="float">
            <text:p>0,0905639913</text:p>
          </table:table-cell>
          <table:table-cell office:value-type="float" office:value="0.106832971800434" calcext:value-type="float">
            <text:p>0,1068329718</text:p>
          </table:table-cell>
          <table:table-cell office:value-type="float" office:value="0.0328299682963457" calcext:value-type="float">
            <text:p>0,0328299683</text:p>
          </table:table-cell>
          <table:table-cell office:value-type="float" office:value="0.0798014350075088" calcext:value-type="float">
            <text:p>0,079801435</text:p>
          </table:table-cell>
          <table:table-cell office:value-type="float" office:value="0.145628232938428" calcext:value-type="float">
            <text:p>0,1456282329</text:p>
          </table:table-cell>
          <table:table-cell office:value-type="float" office:value="114.8" calcext:value-type="float">
            <text:p>114,8</text:p>
          </table:table-cell>
          <table:table-cell office:value-type="float" office:value="96.5" calcext:value-type="float">
            <text:p>96,5</text:p>
          </table:table-cell>
          <table:table-cell office:value-type="float" office:value="106.1" calcext:value-type="float">
            <text:p>106,1</text:p>
          </table:table-cell>
          <table:table-cell office:value-type="float" office:value="110.9" calcext:value-type="float">
            <text:p>110,9</text:p>
          </table:table-cell>
          <table:table-cell office:value-type="float" office:value="112.9" calcext:value-type="float">
            <text:p>112,9</text:p>
          </table:table-cell>
          <table:table-cell office:value-type="float" office:value="96.7" calcext:value-type="float">
            <text:p>96,7</text:p>
          </table:table-cell>
          <table:table-cell office:value-type="float" office:value="105.5" calcext:value-type="float">
            <text:p>105,5</text:p>
          </table:table-cell>
        </table:table-row>
        <table:table-row table:style-name="ro1">
          <table:table-cell office:value-type="float" office:value="310.61" calcext:value-type="float">
            <text:p>310,61</text:p>
          </table:table-cell>
          <table:table-cell office:value-type="float" office:value="0.272721419142977" calcext:value-type="float">
            <text:p>0,2727214191</text:p>
          </table:table-cell>
          <table:table-cell office:value-type="float" office:value="0.288915360097872" calcext:value-type="float">
            <text:p>0,2889153601</text:p>
          </table:table-cell>
          <table:table-cell office:value-type="float" office:value="0.0972924245838833" calcext:value-type="float">
            <text:p>0,0972924246</text:p>
          </table:table-cell>
          <table:table-cell office:value-type="float" office:value="0.102153826341715" calcext:value-type="float">
            <text:p>0,1021538263</text:p>
          </table:table-cell>
          <table:table-cell office:value-type="float" office:value="0.0322269083416503" calcext:value-type="float">
            <text:p>0,0322269083</text:p>
          </table:table-cell>
          <table:table-cell office:value-type="float" office:value="0.0763980554392969" calcext:value-type="float">
            <text:p>0,0763980554</text:p>
          </table:table-cell>
          <table:table-cell office:value-type="float" office:value="0.130292006052606" calcext:value-type="float">
            <text:p>0,1302920061</text:p>
          </table:table-cell>
          <table:table-cell office:value-type="float" office:value="134.4308" calcext:value-type="float">
            <text:p>134,4308</text:p>
          </table:table-cell>
          <table:table-cell office:value-type="float" office:value="121.783" calcext:value-type="float">
            <text:p>121,783</text:p>
          </table:table-cell>
          <table:table-cell office:value-type="float" office:value="120.1052" calcext:value-type="float">
            <text:p>120,1052</text:p>
          </table:table-cell>
          <table:table-cell office:value-type="float" office:value="128.9767" calcext:value-type="float">
            <text:p>128,9767</text:p>
          </table:table-cell>
          <table:table-cell office:value-type="float" office:value="118.7708" calcext:value-type="float">
            <text:p>118,7708</text:p>
          </table:table-cell>
          <table:table-cell office:value-type="float" office:value="103.2756" calcext:value-type="float">
            <text:p>103,2756</text:p>
          </table:table-cell>
          <table:table-cell office:value-type="float" office:value="113.4125" calcext:value-type="float">
            <text:p>113,4125</text:p>
          </table:table-cell>
        </table:table-row>
        <table:table-row table:style-name="ro1">
          <table:table-cell office:value-type="float" office:value="412.95" calcext:value-type="float">
            <text:p>412,95</text:p>
          </table:table-cell>
          <table:table-cell office:value-type="float" office:value="0.21307664366146" calcext:value-type="float">
            <text:p>0,2130766437</text:p>
          </table:table-cell>
          <table:table-cell office:value-type="float" office:value="0.336384550187674" calcext:value-type="float">
            <text:p>0,3363845502</text:p>
          </table:table-cell>
          <table:table-cell office:value-type="float" office:value="0.112870807603826" calcext:value-type="float">
            <text:p>0,1128708076</text:p>
          </table:table-cell>
          <table:table-cell office:value-type="float" office:value="0.109262622593534" calcext:value-type="float">
            <text:p>0,1092626226</text:p>
          </table:table-cell>
          <table:table-cell office:value-type="float" office:value="0.0315050248214069" calcext:value-type="float">
            <text:p>0,0315050248</text:p>
          </table:table-cell>
          <table:table-cell office:value-type="float" office:value="0.0685070831819833" calcext:value-type="float">
            <text:p>0,0685070832</text:p>
          </table:table-cell>
          <table:table-cell office:value-type="float" office:value="0.128393267950115" calcext:value-type="float">
            <text:p>0,128393268</text:p>
          </table:table-cell>
          <table:table-cell office:value-type="float" office:value="132.9520612" calcext:value-type="float">
            <text:p>132,9520612</text:p>
          </table:table-cell>
          <table:table-cell office:value-type="float" office:value="158.683249" calcext:value-type="float">
            <text:p>158,683249</text:p>
          </table:table-cell>
          <table:table-cell office:value-type="float" office:value="155.8965496" calcext:value-type="float">
            <text:p>155,8965496</text:p>
          </table:table-cell>
          <table:table-cell office:value-type="float" office:value="165.090176" calcext:value-type="float">
            <text:p>165,090176</text:p>
          </table:table-cell>
          <table:table-cell office:value-type="float" office:value="135.1611704" calcext:value-type="float">
            <text:p>135,1611704</text:p>
          </table:table-cell>
          <table:table-cell office:value-type="float" office:value="114.119538" calcext:value-type="float">
            <text:p>114,119538</text:p>
          </table:table-cell>
          <table:table-cell office:value-type="float" office:value="124.3001" calcext:value-type="float">
            <text:p>124,3001</text:p>
          </table:table-cell>
        </table:table-row>
        <table:table-row table:style-name="ro1">
          <table:table-cell office:value-type="float" office:value="453.68" calcext:value-type="float">
            <text:p>453,68</text:p>
          </table:table-cell>
          <table:table-cell office:value-type="float" office:value="0.205805854346676" calcext:value-type="float">
            <text:p>0,2058058543</text:p>
          </table:table-cell>
          <table:table-cell office:value-type="float" office:value="0.347800211602892" calcext:value-type="float">
            <text:p>0,3478002116</text:p>
          </table:table-cell>
          <table:table-cell office:value-type="float" office:value="0.116954681713983" calcext:value-type="float">
            <text:p>0,1169546817</text:p>
          </table:table-cell>
          <table:table-cell office:value-type="float" office:value="0.113582260624229" calcext:value-type="float">
            <text:p>0,1135822606</text:p>
          </table:table-cell>
          <table:table-cell office:value-type="float" office:value="0.0314538882031388" calcext:value-type="float">
            <text:p>0,0314538882</text:p>
          </table:table-cell>
          <table:table-cell office:value-type="float" office:value="0.0554575912537471" calcext:value-type="float">
            <text:p>0,0554575913</text:p>
          </table:table-cell>
          <table:table-cell office:value-type="float" office:value="0.128945512255334" calcext:value-type="float">
            <text:p>0,1289455123</text:p>
          </table:table-cell>
          <table:table-cell office:value-type="float" office:value="143.4552740348" calcext:value-type="float">
            <text:p>143,4552740348</text:p>
          </table:table-cell>
          <table:table-cell office:value-type="float" office:value="163.919796217" calcext:value-type="float">
            <text:p>163,919796217</text:p>
          </table:table-cell>
          <table:table-cell office:value-type="float" office:value="166.029825324" calcext:value-type="float">
            <text:p>166,029825324</text:p>
          </table:table-cell>
          <table:table-cell office:value-type="float" office:value="180.608652544" calcext:value-type="float">
            <text:p>180,608652544</text:p>
          </table:table-cell>
          <table:table-cell office:value-type="float" office:value="145.0279358392" calcext:value-type="float">
            <text:p>145,0279358392</text:p>
          </table:table-cell>
          <table:table-cell office:value-type="float" office:value="106.13117034" calcext:value-type="float">
            <text:p>106,13117034</text:p>
          </table:table-cell>
          <table:table-cell office:value-type="float" office:value="135.6114091" calcext:value-type="float">
            <text:p>135,6114091</text:p>
          </table:table-cell>
        </table:table-row>
        <table:table-row table:style-name="ro1">
          <table:table-cell office:value-type="float" office:value="527.21" calcext:value-type="float">
            <text:p>527,21</text:p>
          </table:table-cell>
          <table:table-cell office:value-type="float" office:value="0.207317767113674" calcext:value-type="float">
            <text:p>0,2073177671</text:p>
          </table:table-cell>
          <table:table-cell office:value-type="float" office:value="0.353198915043341" calcext:value-type="float">
            <text:p>0,353198915</text:p>
          </table:table-cell>
          <table:table-cell office:value-type="float" office:value="0.111758122949109" calcext:value-type="float">
            <text:p>0,1117581229</text:p>
          </table:table-cell>
          <table:table-cell office:value-type="float" office:value="0.124732080195747" calcext:value-type="float">
            <text:p>0,1247320802</text:p>
          </table:table-cell>
          <table:table-cell office:value-type="float" office:value="0.0331367007454335" calcext:value-type="float">
            <text:p>0,0331367007</text:p>
          </table:table-cell>
          <table:table-cell office:value-type="float" office:value="0.0596536484512813" calcext:value-type="float">
            <text:p>0,0596536485</text:p>
          </table:table-cell>
          <table:table-cell office:value-type="float" office:value="0.110202765501413" calcext:value-type="float">
            <text:p>0,1102027655</text:p>
          </table:table-cell>
          <table:table-cell office:value-type="float" office:value="163.825922947742" calcext:value-type="float">
            <text:p>163,8259229477</text:p>
          </table:table-cell>
          <table:table-cell office:value-type="float" office:value="168.017791122425" calcext:value-type="float">
            <text:p>168,0177911224</text:p>
          </table:table-cell>
          <table:table-cell office:value-type="float" office:value="173.169107812932" calcext:value-type="float">
            <text:p>173,1691078129</text:p>
          </table:table-cell>
          <table:table-cell office:value-type="float" office:value="226.302641637632" calcext:value-type="float">
            <text:p>226,3026416376</text:p>
          </table:table-cell>
          <table:table-cell office:value-type="float" office:value="176.644025852146" calcext:value-type="float">
            <text:p>176,6440258521</text:p>
          </table:table-cell>
          <table:table-cell office:value-type="float" office:value="132.663962925" calcext:value-type="float">
            <text:p>132,663962925</text:p>
          </table:table-cell>
          <table:table-cell office:value-type="float" office:value="146.5959332371" calcext:value-type="float">
            <text:p>146,5959332371</text:p>
          </table:table-cell>
        </table:table-row>
        <table:table-row table:style-name="ro1">
          <table:table-cell office:value-type="float" office:value="770.51" calcext:value-type="float">
            <text:p>770,51</text:p>
          </table:table-cell>
          <table:table-cell office:value-type="float" office:value="0.203605404212794" calcext:value-type="float">
            <text:p>0,2036054042</text:p>
          </table:table-cell>
          <table:table-cell office:value-type="float" office:value="0.357814953731944" calcext:value-type="float">
            <text:p>0,3578149537</text:p>
          </table:table-cell>
          <table:table-cell office:value-type="float" office:value="0.112470960792203" calcext:value-type="float">
            <text:p>0,1124709608</text:p>
          </table:table-cell>
          <table:table-cell office:value-type="float" office:value="0.122178816627948" calcext:value-type="float">
            <text:p>0,1221788166</text:p>
          </table:table-cell>
          <table:table-cell office:value-type="float" office:value="0.0329262436567987" calcext:value-type="float">
            <text:p>0,0329262437</text:p>
          </table:table-cell>
          <table:table-cell office:value-type="float" office:value="0.0689153937002764" calcext:value-type="float">
            <text:p>0,0689153937</text:p>
          </table:table-cell>
          <table:table-cell office:value-type="float" office:value="0.102088227278037" calcext:value-type="float">
            <text:p>0,1020882273</text:p>
          </table:table-cell>
          <table:table-cell office:value-type="float" office:value="218.37995528934" calcext:value-type="float">
            <text:p>218,3799552893</text:p>
          </table:table-cell>
          <table:table-cell office:value-type="float" office:value="234.216800824661" calcext:value-type="float">
            <text:p>234,2168008247</text:p>
          </table:table-cell>
          <table:table-cell office:value-type="float" office:value="207.110252944267" calcext:value-type="float">
            <text:p>207,1102529443</text:p>
          </table:table-cell>
          <table:table-cell office:value-type="float" office:value="298.266881678399" calcext:value-type="float">
            <text:p>298,2668816784</text:p>
          </table:table-cell>
          <table:table-cell office:value-type="float" office:value="224.691200883929" calcext:value-type="float">
            <text:p>224,6912008839</text:p>
          </table:table-cell>
          <table:table-cell office:value-type="float" office:value="211.333692939525" calcext:value-type="float">
            <text:p>211,3336929395</text:p>
          </table:table-cell>
          <table:table-cell office:value-type="float" office:value="180.312997881633" calcext:value-type="float">
            <text:p>180,3129978816</text:p>
          </table:table-cell>
        </table:table-row>
        <table:table-row table:style-name="ro1">
          <table:table-cell office:value-type="float" office:value="824.26" calcext:value-type="float">
            <text:p>824,26</text:p>
          </table:table-cell>
          <table:table-cell office:value-type="float" office:value="0.220719190546672" calcext:value-type="float">
            <text:p>0,2207191905</text:p>
          </table:table-cell>
          <table:table-cell office:value-type="float" office:value="0.338351976318152" calcext:value-type="float">
            <text:p>0,3383519763</text:p>
          </table:table-cell>
          <table:table-cell office:value-type="float" office:value="0.107235581005993" calcext:value-type="float">
            <text:p>0,107235581</text:p>
          </table:table-cell>
          <table:table-cell office:value-type="float" office:value="0.126355761531556" calcext:value-type="float">
            <text:p>0,1263557615</text:p>
          </table:table-cell>
          <table:table-cell office:value-type="float" office:value="0.0393686458156407" calcext:value-type="float">
            <text:p>0,0393686458</text:p>
          </table:table-cell>
          <table:table-cell office:value-type="float" office:value="0.0548613301628127" calcext:value-type="float">
            <text:p>0,0548613302</text:p>
          </table:table-cell>
          <table:table-cell office:value-type="float" office:value="0.113107514619174" calcext:value-type="float">
            <text:p>0,1131075146</text:p>
          </table:table-cell>
          <table:table-cell office:value-type="float" office:value="245.895829655796" calcext:value-type="float">
            <text:p>245,8958296558</text:p>
          </table:table-cell>
          <table:table-cell office:value-type="float" office:value="261.85438332197" calcext:value-type="float">
            <text:p>261,854383322</text:p>
          </table:table-cell>
          <table:table-cell office:value-type="float" office:value="258.887816180333" calcext:value-type="float">
            <text:p>258,8878161803</text:p>
          </table:table-cell>
          <table:table-cell office:value-type="float" office:value="332.269306189737" calcext:value-type="float">
            <text:p>332,2693061897</text:p>
          </table:table-cell>
          <table:table-cell office:value-type="float" office:value="283.784986716403" calcext:value-type="float">
            <text:p>283,7849867164</text:p>
          </table:table-cell>
          <table:table-cell office:value-type="float" office:value="187.241651944419" calcext:value-type="float">
            <text:p>187,2416519444</text:p>
          </table:table-cell>
          <table:table-cell office:value-type="float" office:value="219.621231419829" calcext:value-type="float">
            <text:p>219,6212314198</text:p>
          </table:table-cell>
        </table:table-row>
        <table:table-row table:style-name="ro1">
          <table:table-cell office:value-type="float" office:value="947.99" calcext:value-type="float">
            <text:p>947,99</text:p>
          </table:table-cell>
          <table:table-cell office:value-type="float" office:value="0.217270224369455" calcext:value-type="float">
            <text:p>0,2172702244</text:p>
          </table:table-cell>
          <table:table-cell office:value-type="float" office:value="0.32523549826475" calcext:value-type="float">
            <text:p>0,3252354983</text:p>
          </table:table-cell>
          <table:table-cell office:value-type="float" office:value="0.0970790831126911" calcext:value-type="float">
            <text:p>0,0970790831</text:p>
          </table:table-cell>
          <table:table-cell office:value-type="float" office:value="0.139009905167776" calcext:value-type="float">
            <text:p>0,1390099052</text:p>
          </table:table-cell>
          <table:table-cell office:value-type="float" office:value="0.0433443390753067" calcext:value-type="float">
            <text:p>0,0433443391</text:p>
          </table:table-cell>
          <table:table-cell office:value-type="float" office:value="0.0528170128376882" calcext:value-type="float">
            <text:p>0,0528170128</text:p>
          </table:table-cell>
          <table:table-cell office:value-type="float" office:value="0.125243937172333" calcext:value-type="float">
            <text:p>0,1252439372</text:p>
          </table:table-cell>
          <table:table-cell office:value-type="float" office:value="276.141016703459" calcext:value-type="float">
            <text:p>276,1410167035</text:p>
          </table:table-cell>
          <table:table-cell office:value-type="float" office:value="267.09147098841" calcext:value-type="float">
            <text:p>267,0914709884</text:p>
          </table:table-cell>
          <table:table-cell office:value-type="float" office:value="272.09109480553" calcext:value-type="float">
            <text:p>272,0910948055</text:p>
          </table:table-cell>
          <table:table-cell office:value-type="float" office:value="421.317480248586" calcext:value-type="float">
            <text:p>421,3174802486</text:p>
          </table:table-cell>
          <table:table-cell office:value-type="float" office:value="365.23127790401" calcext:value-type="float">
            <text:p>365,231277904</text:p>
          </table:table-cell>
          <table:table-cell office:value-type="float" office:value="211.583066697194" calcext:value-type="float">
            <text:p>211,5830666972</text:p>
          </table:table-cell>
          <table:table-cell office:value-type="float" office:value="267.718281100771" calcext:value-type="float">
            <text:p>267,7182811008</text:p>
          </table:table-cell>
        </table:table-row>
        <table:table-row table:style-name="ro1">
          <table:table-cell office:value-type="float" office:value="1073.03" calcext:value-type="float">
            <text:p>1073,03</text:p>
          </table:table-cell>
          <table:table-cell office:value-type="float" office:value="0.224914494468934" calcext:value-type="float">
            <text:p>0,2249144945</text:p>
          </table:table-cell>
          <table:table-cell office:value-type="float" office:value="0.312526210823556" calcext:value-type="float">
            <text:p>0,3125262108</text:p>
          </table:table-cell>
          <table:table-cell office:value-type="float" office:value="0.0920011556060874" calcext:value-type="float">
            <text:p>0,0920011556</text:p>
          </table:table-cell>
          <table:table-cell office:value-type="float" office:value="0.143192641398656" calcext:value-type="float">
            <text:p>0,1431926414</text:p>
          </table:table-cell>
          <table:table-cell office:value-type="float" office:value="0.0432699924512828" calcext:value-type="float">
            <text:p>0,0432699925</text:p>
          </table:table-cell>
          <table:table-cell office:value-type="float" office:value="0.0607811524374901" calcext:value-type="float">
            <text:p>0,0607811524</text:p>
          </table:table-cell>
          <table:table-cell office:value-type="float" office:value="0.123314352813994" calcext:value-type="float">
            <text:p>0,1233143528</text:p>
          </table:table-cell>
          <table:table-cell office:value-type="float" office:value="317.562169208978" calcext:value-type="float">
            <text:p>317,562169209</text:p>
          </table:table-cell>
          <table:table-cell office:value-type="float" office:value="283.116959247714" calcext:value-type="float">
            <text:p>283,1169592477</text:p>
          </table:table-cell>
          <table:table-cell office:value-type="float" office:value="289.77701596789" calcext:value-type="float">
            <text:p>289,7770159679</text:p>
          </table:table-cell>
          <table:table-cell office:value-type="float" office:value="442.804671741264" calcext:value-type="float">
            <text:p>442,8046717413</text:p>
          </table:table-cell>
          <table:table-cell office:value-type="float" office:value="397.371630359563" calcext:value-type="float">
            <text:p>397,3716303596</text:p>
          </table:table-cell>
          <table:table-cell office:value-type="float" office:value="249.668018702688" calcext:value-type="float">
            <text:p>249,6680187027</text:p>
          </table:table-cell>
          <table:table-cell office:value-type="float" office:value="297.167292021856" calcext:value-type="float">
            <text:p>297,1672920219</text:p>
          </table:table-cell>
        </table:table-row>
        <table:table-row table:style-name="ro1">
          <table:table-cell office:value-type="float" office:value="1128.54" calcext:value-type="float">
            <text:p>1128,54</text:p>
          </table:table-cell>
          <table:table-cell office:value-type="float" office:value="0.2138869690042" calcext:value-type="float">
            <text:p>0,213886969</text:p>
          </table:table-cell>
          <table:table-cell office:value-type="float" office:value="0.330311730200082" calcext:value-type="float">
            <text:p>0,3303117302</text:p>
          </table:table-cell>
          <table:table-cell office:value-type="float" office:value="0.0969039644141989" calcext:value-type="float">
            <text:p>0,0969039644</text:p>
          </table:table-cell>
          <table:table-cell office:value-type="float" office:value="0.146924344728587" calcext:value-type="float">
            <text:p>0,1469243447</text:p>
          </table:table-cell>
          <table:table-cell office:value-type="float" office:value="0.0429758803409715" calcext:value-type="float">
            <text:p>0,0429758803</text:p>
          </table:table-cell>
          <table:table-cell office:value-type="float" office:value="0.05853580732628" calcext:value-type="float">
            <text:p>0,0585358073</text:p>
          </table:table-cell>
          <table:table-cell office:value-type="float" office:value="0.110461303985681" calcext:value-type="float">
            <text:p>0,110461304</text:p>
          </table:table-cell>
          <table:table-cell office:value-type="float" office:value="311.210925824799" calcext:value-type="float">
            <text:p>311,2109258248</text:p>
          </table:table-cell>
          <table:table-cell office:value-type="float" office:value="303.218263354302" calcext:value-type="float">
            <text:p>303,2182633543</text:p>
          </table:table-cell>
          <table:table-cell office:value-type="float" office:value="301.368096606605" calcext:value-type="float">
            <text:p>301,3680966066</text:p>
          </table:table-cell>
          <table:table-cell office:value-type="float" office:value="441.919062397781" calcext:value-type="float">
            <text:p>441,9190623978</text:p>
          </table:table-cell>
          <table:table-cell office:value-type="float" office:value="398.563745250642" calcext:value-type="float">
            <text:p>398,5637452506</text:p>
          </table:table-cell>
          <table:table-cell office:value-type="float" office:value="250.666690777499" calcext:value-type="float">
            <text:p>250,6666907775</text:p>
          </table:table-cell>
          <table:table-cell office:value-type="float" office:value="311.728489330927" calcext:value-type="float">
            <text:p>311,7284893309</text:p>
          </table:table-cell>
        </table:table-row>
        <table:table-row table:style-name="ro1">
          <table:table-cell office:value-type="float" office:value="1176.11" calcext:value-type="float">
            <text:p>1176,11</text:p>
          </table:table-cell>
          <table:table-cell office:value-type="float" office:value="0.214036102065283" calcext:value-type="float">
            <text:p>0,2140361021</text:p>
          </table:table-cell>
          <table:table-cell office:value-type="float" office:value="0.328039043966976" calcext:value-type="float">
            <text:p>0,328039044</text:p>
          </table:table-cell>
          <table:table-cell office:value-type="float" office:value="0.099242417801056" calcext:value-type="float">
            <text:p>0,0992424178</text:p>
          </table:table-cell>
          <table:table-cell office:value-type="float" office:value="0.153029903665473" calcext:value-type="float">
            <text:p>0,1530299037</text:p>
          </table:table-cell>
          <table:table-cell office:value-type="float" office:value="0.0439159602418141" calcext:value-type="float">
            <text:p>0,0439159602</text:p>
          </table:table-cell>
          <table:table-cell office:value-type="float" office:value="0.056015168649191" calcext:value-type="float">
            <text:p>0,0560151686</text:p>
          </table:table-cell>
          <table:table-cell office:value-type="float" office:value="0.105721403610207" calcext:value-type="float">
            <text:p>0,1057214036</text:p>
          </table:table-cell>
          <table:table-cell office:value-type="float" office:value="314.634246008871" calcext:value-type="float">
            <text:p>314,6342460089</text:p>
          </table:table-cell>
          <table:table-cell office:value-type="float" office:value="297.45711635057" calcext:value-type="float">
            <text:p>297,4571163506</text:p>
          </table:table-cell>
          <table:table-cell office:value-type="float" office:value="289.614740838948" calcext:value-type="float">
            <text:p>289,6147408389</text:p>
          </table:table-cell>
          <table:table-cell office:value-type="float" office:value="432.19684302503" calcext:value-type="float">
            <text:p>432,196843025</text:p>
          </table:table-cell>
          <table:table-cell office:value-type="float" office:value="399.360872741143" calcext:value-type="float">
            <text:p>399,3608727411</text:p>
          </table:table-cell>
          <table:table-cell office:value-type="float" office:value="247.408023797392" calcext:value-type="float">
            <text:p>247,4080237974</text:p>
          </table:table-cell>
          <table:table-cell office:value-type="float" office:value="313.910588756244" calcext:value-type="float">
            <text:p>313,9105887562</text:p>
          </table:table-cell>
        </table:table-row>
        <table:table-row table:style-name="ro1">
          <table:table-cell office:value-type="float" office:value="1272.97" calcext:value-type="float">
            <text:p>1272,97</text:p>
          </table:table-cell>
          <table:table-cell office:value-type="float" office:value="0.222016229761895" calcext:value-type="float">
            <text:p>0,2220162298</text:p>
          </table:table-cell>
          <table:table-cell office:value-type="float" office:value="0.316598191630596" calcext:value-type="float">
            <text:p>0,3165981916</text:p>
          </table:table-cell>
          <table:table-cell office:value-type="float" office:value="0.0948097755642317" calcext:value-type="float">
            <text:p>0,0948097756</text:p>
          </table:table-cell>
          <table:table-cell office:value-type="float" office:value="0.151684643000228" calcext:value-type="float">
            <text:p>0,151684643</text:p>
          </table:table-cell>
          <table:table-cell office:value-type="float" office:value="0.0453506367000008" calcext:value-type="float">
            <text:p>0,0453506367</text:p>
          </table:table-cell>
          <table:table-cell office:value-type="float" office:value="0.0524050056167859" calcext:value-type="float">
            <text:p>0,0524050056</text:p>
          </table:table-cell>
          <table:table-cell office:value-type="float" office:value="0.117135517726262" calcext:value-type="float">
            <text:p>0,1171355177</text:p>
          </table:table-cell>
          <table:table-cell office:value-type="float" office:value="356.79523497406" calcext:value-type="float">
            <text:p>356,7952349741</text:p>
          </table:table-cell>
          <table:table-cell office:value-type="float" office:value="329.879942032783" calcext:value-type="float">
            <text:p>329,8799420328</text:p>
          </table:table-cell>
          <table:table-cell office:value-type="float" office:value="339.138861522408" calcext:value-type="float">
            <text:p>339,1388615224</text:p>
          </table:table-cell>
          <table:table-cell office:value-type="float" office:value="474.984330484508" calcext:value-type="float">
            <text:p>474,9843304845</text:p>
          </table:table-cell>
          <table:table-cell office:value-type="float" office:value="450.479064452009" calcext:value-type="float">
            <text:p>450,479064452</text:p>
          </table:table-cell>
          <table:table-cell office:value-type="float" office:value="252.356184273339" calcext:value-type="float">
            <text:p>252,3561842733</text:p>
          </table:table-cell>
          <table:table-cell office:value-type="float" office:value="350.010306463212" calcext:value-type="float">
            <text:p>350,0103064632</text:p>
          </table:table-cell>
        </table:table-row>
        <table:table-row table:style-name="ro1">
          <table:table-cell/>
          <table:table-cell table:formula="of:=SUM([.B2:.B14])/13" office:value-type="float" office:value="0.228098410642636" calcext:value-type="float">
            <text:p>0,228098410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formula="of:=0.06158 - 0.5534*0.228" office:value-type="float" office:value="-0.0645952" calcext:value-type="float">
            <text:p>-0,0645952</text:p>
          </table:table-cell>
          <table:table-cell office:value-type="string" calcext:value-type="string">
            <text:p>обчислення звичайної еластичності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 style:data-style-name="N2" text:time-value="11:47:03.722435076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26T10:25:41.208488473</meta:creation-date>
    <dc:date>2015-12-31T12:10:24.566445426</dc:date>
    <dc:creator>alex </dc:creator>
    <meta:editing-duration>PT11M36S</meta:editing-duration>
    <meta:editing-cycles>3</meta:editing-cycles>
    <meta:generator>LibreOffice/4.3.3.2$Linux_X86_64 LibreOffice_project/430m0$Build-2</meta:generator>
    <meta:document-statistic meta:table-count="1" meta:cell-count="213" meta:object-count="0"/>
  </office:meta>
</office:document-meta>
</file>